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auto-grow-height="true" draw:auto-grow-width="true" fo:min-height="1.732cm" fo:min-width="1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1.752cm"/>
    </style:style>
    <style:style style:name="gr3" style:family="graphic" style:parent-style-name="standard">
      <style:graphic-properties draw:textarea-horizontal-align="justify" draw:textarea-vertical-align="middle" draw:auto-grow-height="false" fo:min-height="1.951cm" fo:min-width="1.752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3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cm" fo:min-width="1.6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2.6cm"/>
    </style:style>
    <style:style style:name="gr9" style:family="graphic" style:parent-style-name="standard">
      <style:graphic-properties draw:textarea-horizontal-align="justify" draw:textarea-vertical-align="middle" draw:auto-grow-height="false" fo:min-height="1.1cm" fo:min-width="1.7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1.812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.726cm"/>
    </style:style>
    <style:style style:name="gr12" style:family="graphic" style:parent-style-name="standard">
      <style:graphic-properties draw:textarea-horizontal-align="justify" draw:textarea-vertical-align="middle" draw:auto-grow-height="false" fo:min-height="1.241cm" fo:min-width="3.7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2.05cm"/>
    </style:style>
    <style:style style:name="gr14" style:family="graphic" style:parent-style-name="standard">
      <style:graphic-properties draw:textarea-horizontal-align="justify" draw:textarea-vertical-align="middle" draw:auto-grow-height="false" fo:min-height="2.051cm" fo:min-width="2.056cm"/>
    </style:style>
    <style:style style:name="gr15" style:family="graphic" style:parent-style-name="standard">
      <style:graphic-properties draw:textarea-vertical-align="middle" draw:auto-grow-height="false" fo:min-height="0.7cm" fo:min-width="2.05cm"/>
    </style:style>
    <style:style style:name="gr16" style:family="graphic" style:parent-style-name="standard">
      <style:graphic-properties draw:stroke="solid" draw:textarea-horizontal-align="justify" draw:textarea-vertical-align="middle" draw:auto-grow-height="false" fo:min-height="1.251cm" fo:min-width="1.63cm"/>
    </style:style>
    <style:style style:name="gr17" style:family="graphic" style:parent-style-name="objectwithoutfill">
      <style:graphic-properties draw:marker-end="Arrow" draw:marker-end-width="0.3cm" draw:fill="none" draw:textarea-vertical-align="bottom" fo:padding-top="0cm"/>
    </style:style>
    <style:style style:name="gr18" style:family="graphic" style:parent-style-name="standard">
      <style:graphic-properties draw:textarea-vertical-align="middle" draw:auto-grow-height="false" fo:min-height="0.7cm" fo:min-width="2cm"/>
    </style:style>
    <style:style style:name="gr19" style:family="graphic" style:parent-style-name="standard">
      <style:graphic-properties draw:stroke="solid" draw:textarea-vertical-align="middle" draw:auto-grow-height="false" fo:min-height="0.83cm" fo:min-width="2cm"/>
    </style:style>
    <style:style style:name="gr20" style:family="graphic" style:parent-style-name="standard">
      <style:graphic-properties draw:textarea-horizontal-align="justify" draw:textarea-vertical-align="middle" draw:auto-grow-height="false" fo:min-height="0.584cm" fo:min-width="0.982cm"/>
    </style:style>
    <style:style style:name="gr21" style:family="graphic" style:parent-style-name="standard">
      <style:graphic-properties draw:textarea-horizontal-align="justify" draw:textarea-vertical-align="middle" draw:auto-grow-height="false" fo:min-height="0.676cm" fo:min-width="2.704cm"/>
    </style:style>
    <style:style style:name="gr22" style:family="graphic" style:parent-style-name="standard">
      <style:graphic-properties draw:textarea-horizontal-align="justify" draw:textarea-vertical-align="middle" draw:auto-grow-height="false" fo:min-height="1.048cm" fo:min-width="2.834cm"/>
    </style:style>
    <style:style style:name="gr23" style:family="graphic" style:parent-style-name="standard">
      <style:graphic-properties draw:textarea-horizontal-align="justify" draw:textarea-vertical-align="middle" draw:auto-grow-height="false" fo:min-height="1.651cm" fo:min-width="2.42cm"/>
    </style:style>
    <style:style style:name="gr24" style:family="graphic" style:parent-style-name="objectwithoutfill">
      <style:graphic-properties draw:marker-end="Arrow" draw:marker-end-width="0.3cm" draw:fill="none" draw:textarea-vertical-align="bottom" fo:padding-top="0cm"/>
    </style:style>
    <style:style style:name="gr25" style:family="graphic" style:parent-style-name="standard">
      <style:graphic-properties draw:textarea-horizontal-align="justify" draw:textarea-vertical-align="middle" draw:auto-grow-height="false" fo:min-height="1.51cm" fo:min-width="2.704cm"/>
    </style:style>
    <style:style style:name="gr26" style:family="graphic" style:parent-style-name="title">
      <style:graphic-properties draw:auto-grow-height="true" draw:auto-grow-width="true" fo:min-height="1.732cm" fo:min-width="17.968cm"/>
    </style:style>
    <style:style style:name="gr27" style:family="graphic" style:parent-style-name="standard">
      <style:graphic-properties draw:textarea-horizontal-align="justify" draw:textarea-vertical-align="middle" draw:auto-grow-height="false" fo:min-height="1.951cm" fo:min-width="2.846cm"/>
    </style:style>
    <style:style style:name="gr28" style:family="graphic" style:parent-style-name="standard">
      <style:graphic-properties draw:textarea-horizontal-align="justify" draw:textarea-vertical-align="middle" draw:auto-grow-height="false" fo:min-height="1.35cm" fo:min-width="2.6cm"/>
    </style:style>
    <style:style style:name="gr29" style:family="graphic" style:parent-style-name="standard">
      <style:graphic-properties draw:textarea-horizontal-align="justify" draw:textarea-vertical-align="middle" draw:auto-grow-height="false" fo:min-height="1.88cm" fo:min-width="3.298cm"/>
    </style:style>
    <style:style style:name="gr30" style:family="graphic" style:parent-style-name="standard">
      <style:graphic-properties draw:textarea-horizontal-align="justify" draw:textarea-vertical-align="middle" draw:auto-grow-height="false" fo:min-height="2.151cm" fo:min-width="2.309cm"/>
    </style:style>
    <style:style style:name="gr31" style:family="graphic" style:parent-style-name="standard">
      <style:graphic-properties draw:textarea-horizontal-align="justify" draw:textarea-vertical-align="middle" draw:auto-grow-height="false" fo:min-height="1.55cm" fo:min-width="2.309cm"/>
    </style:style>
    <style:style style:name="gr32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33" style:family="graphic" style:parent-style-name="standard">
      <style:graphic-properties draw:textarea-horizontal-align="justify" draw:textarea-vertical-align="middle" draw:auto-grow-height="false" fo:min-height="1.751cm" fo:min-width="1.874cm"/>
    </style:style>
    <style:style style:name="gr34" style:family="graphic" style:parent-style-name="standard">
      <style:graphic-properties draw:textarea-horizontal-align="justify" draw:textarea-vertical-align="middle" draw:auto-grow-height="false" fo:min-height="1.651cm" fo:min-width="1.508cm"/>
    </style:style>
    <style:style style:name="gr35" style:family="graphic" style:parent-style-name="standard">
      <style:graphic-properties draw:textarea-horizontal-align="justify" draw:textarea-vertical-align="middle" draw:auto-grow-height="false" fo:min-height="0.82cm" fo:min-width="1.85cm"/>
    </style:style>
    <style:style style:name="gr36" style:family="graphic" style:parent-style-name="standard">
      <style:graphic-properties draw:textarea-horizontal-align="justify" draw:textarea-vertical-align="middle" draw:auto-grow-height="false" fo:min-height="2.35cm" fo:min-width="2.9cm"/>
    </style:style>
    <style:style style:name="gr37" style:family="graphic" style:parent-style-name="standard">
      <style:graphic-properties draw:textarea-horizontal-align="justify" draw:textarea-vertical-align="middle" draw:auto-grow-height="false" fo:min-height="1.1cm" fo:min-width="1.8cm"/>
    </style:style>
    <style:style style:name="gr38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39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40" style:family="graphic" style:parent-style-name="standard">
      <style:graphic-properties draw:textarea-horizontal-align="justify" draw:textarea-vertical-align="middle" draw:auto-grow-height="false" fo:min-height="1.751cm" fo:min-width="4.55cm"/>
    </style:style>
    <style:style style:name="gr41" style:family="graphic" style:parent-style-name="standard">
      <style:graphic-properties draw:textarea-horizontal-align="justify" draw:textarea-vertical-align="middle" draw:auto-grow-height="false" fo:min-height="1.891cm" fo:min-width="2.604cm"/>
    </style:style>
    <style:style style:name="gr42" style:family="graphic" style:parent-style-name="title">
      <style:graphic-properties draw:auto-grow-height="true" draw:auto-grow-width="true" fo:min-height="3.463cm" fo:min-width="15.61cm"/>
    </style:style>
    <style:style style:name="gr43" style:family="graphic" style:parent-style-name="standard">
      <style:graphic-properties draw:textarea-horizontal-align="justify" draw:textarea-vertical-align="middle" draw:auto-grow-height="false" fo:min-height="1.7cm" fo:min-width="3cm"/>
    </style:style>
    <style:style style:name="gr44" style:family="graphic" style:parent-style-name="standard">
      <style:graphic-properties draw:textarea-horizontal-align="justify" draw:textarea-vertical-align="middle" draw:auto-grow-height="false" fo:min-height="1.251cm" fo:min-width="2.238cm"/>
    </style:style>
    <style:style style:name="gr45" style:family="graphic" style:parent-style-name="objectwithoutfill">
      <style:graphic-properties draw:marker-end="Arrow" draw:marker-end-width="0.3cm" draw:fill="none" draw:textarea-vertical-align="top"/>
    </style:style>
    <style:style style:name="gr46" style:family="graphic" style:parent-style-name="standard">
      <style:graphic-properties draw:textarea-horizontal-align="justify" draw:textarea-vertical-align="middle" draw:auto-grow-height="false" fo:min-height="1.251cm" fo:min-width="2.42cm"/>
    </style:style>
    <style:style style:name="gr47" style:family="graphic" style:parent-style-name="standard">
      <style:graphic-properties draw:textarea-horizontal-align="justify" draw:textarea-vertical-align="middle" draw:auto-grow-height="false" fo:min-height="1.456cm" fo:min-width="2.1cm"/>
    </style:style>
    <style:style style:name="gr48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49" style:family="graphic" style:parent-style-name="objectwithoutfill">
      <style:graphic-properties draw:marker-end="Arrow" draw:marker-end-width="0.3cm" draw:fill="none" draw:textarea-vertical-align="top" fo:padding-top="0cm" fo:padding-bottom="0.6cm"/>
    </style:style>
    <style:style style:name="gr50" style:family="graphic" style:parent-style-name="objectwithoutfill">
      <style:graphic-properties draw:marker-end="Arrow" draw:marker-end-width="0.3cm" draw:fill="none" draw:textarea-horizontal-align="right" draw:textarea-vertical-align="middle" fo:padding-left="1cm"/>
    </style:style>
    <style:style style:name="gr51" style:family="graphic" style:parent-style-name="standard">
      <style:graphic-properties draw:textarea-horizontal-align="justify" draw:textarea-vertical-align="middle" draw:auto-grow-height="false" fo:min-height="1.696cm" fo:min-width="5.426cm"/>
    </style:style>
    <style:style style:name="gr52" style:family="graphic" style:parent-style-name="standard">
      <style:graphic-properties draw:textarea-horizontal-align="justify" draw:textarea-vertical-align="middle" draw:auto-grow-height="false" fo:min-height="1.88cm" fo:min-width="2.65cm"/>
    </style:style>
    <style:style style:name="gr53" style:family="graphic" style:parent-style-name="standard">
      <style:graphic-properties draw:textarea-horizontal-align="justify" draw:textarea-vertical-align="middle" draw:auto-grow-height="false" fo:min-height="1.6cm" fo:min-width="1.65cm"/>
    </style:style>
    <style:style style:name="gr54" style:family="graphic" style:parent-style-name="standard">
      <style:graphic-properties draw:textarea-horizontal-align="justify" draw:textarea-vertical-align="middle" draw:auto-grow-height="false" fo:min-height="0.526cm" fo:min-width="0.276cm"/>
    </style:style>
    <style:style style:name="gr55" style:family="graphic" style:parent-style-name="standard">
      <style:graphic-properties draw:textarea-horizontal-align="justify" draw:textarea-vertical-align="middle" draw:auto-grow-height="false" fo:min-height="1.851cm" fo:min-width="3.394cm"/>
    </style:style>
    <style:style style:name="gr56" style:family="graphic" style:parent-style-name="title">
      <style:graphic-properties draw:auto-grow-height="true" draw:auto-grow-width="true" fo:min-height="3.463cm" fo:min-width="16.677cm"/>
    </style:style>
    <style:style style:name="gr57" style:family="graphic" style:parent-style-name="standard">
      <style:graphic-properties draw:fill="solid" draw:fill-color="#3fbe3f" draw:textarea-horizontal-align="justify" draw:textarea-vertical-align="top" draw:auto-grow-height="false" fo:min-height="0.174cm" fo:min-width="0cm" fo:padding-top="0.13cm" fo:padding-bottom="1.13cm"/>
    </style:style>
    <style:style style:name="gr58" style:family="graphic" style:parent-style-name="standard">
      <style:graphic-properties draw:textarea-horizontal-align="justify" draw:textarea-vertical-align="middle" draw:auto-grow-height="false" fo:min-height="0.821cm" fo:min-width="2.9cm"/>
    </style:style>
    <style:style style:name="gr59" style:family="graphic" style:parent-style-name="standard">
      <style:graphic-properties draw:textarea-horizontal-align="justify" draw:textarea-vertical-align="middle" draw:auto-grow-height="false" fo:min-height="0.758cm" fo:min-width="2.522cm"/>
    </style:style>
    <style:style style:name="gr60" style:family="graphic" style:parent-style-name="standard">
      <style:graphic-properties draw:textarea-horizontal-align="justify" draw:textarea-vertical-align="middle" draw:auto-grow-height="false" fo:min-height="0.758cm" fo:min-width="3.258cm"/>
    </style:style>
    <style:style style:name="gr61" style:family="graphic" style:parent-style-name="standard">
      <style:graphic-properties draw:textarea-horizontal-align="justify" draw:textarea-vertical-align="middle" draw:auto-grow-height="false" fo:min-height="1.376cm" fo:min-width="3.626cm"/>
    </style:style>
    <style:style style:name="gr62" style:family="graphic" style:parent-style-name="standard">
      <style:graphic-properties draw:textarea-horizontal-align="justify" draw:textarea-vertical-align="middle" draw:auto-grow-height="false" fo:min-height="1.556cm" fo:min-width="4.606cm"/>
    </style:style>
    <style:style style:name="gr63" style:family="graphic" style:parent-style-name="standard">
      <style:graphic-properties draw:textarea-horizontal-align="justify" draw:textarea-vertical-align="middle" draw:auto-grow-height="false" fo:min-height="1.104cm" fo:min-width="3.454cm"/>
    </style:style>
    <style:style style:name="gr64" style:family="graphic" style:parent-style-name="standard">
      <style:graphic-properties draw:textarea-horizontal-align="justify" draw:textarea-vertical-align="middle" draw:auto-grow-height="false" fo:min-height="1.2cm" fo:min-width="1.8cm"/>
    </style:style>
    <style:style style:name="gr65" style:family="graphic" style:parent-style-name="objectwithoutfill">
      <style:graphic-properties draw:marker-end="Arrow" draw:marker-end-width="0.3cm" draw:fill="none" draw:textarea-vertical-align="top" fo:padding-top="0.8cm" fo:padding-bottom="0cm"/>
    </style:style>
    <style:style style:name="gr66" style:family="graphic" style:parent-style-name="standard">
      <style:graphic-properties draw:textarea-horizontal-align="justify" draw:textarea-vertical-align="middle" draw:auto-grow-height="false" fo:min-height="1.194cm" fo:min-width="3.944cm"/>
    </style:style>
    <style:style style:name="gr67" style:family="graphic" style:parent-style-name="standard">
      <style:graphic-properties draw:stroke="none" svg:stroke-color="#000000" draw:fill="none" draw:fill-color="#ffffff" fo:min-height="11.281cm"/>
    </style:style>
    <style:style style:name="gr68" style:family="graphic" style:parent-style-name="title">
      <style:graphic-properties draw:auto-grow-height="true" draw:auto-grow-width="true" fo:min-height="1.732cm" fo:min-width="15.61cm"/>
    </style:style>
    <style:style style:name="gr69" style:family="graphic" style:parent-style-name="standard">
      <style:graphic-properties draw:textarea-horizontal-align="justify" draw:textarea-vertical-align="middle" draw:auto-grow-height="false" fo:min-height="1.35cm" fo:min-width="1.75cm"/>
    </style:style>
    <style:style style:name="gr70" style:family="graphic" style:parent-style-name="standard">
      <style:graphic-properties draw:textarea-horizontal-align="justify" draw:textarea-vertical-align="middle" draw:auto-grow-height="false" fo:min-height="1.325cm" fo:min-width="5.704cm"/>
    </style:style>
    <style:style style:name="gr71" style:family="graphic" style:parent-style-name="standard">
      <style:graphic-properties draw:textarea-horizontal-align="justify" draw:textarea-vertical-align="middle" draw:auto-grow-height="false" fo:min-height="2.125cm" fo:min-width="2.926cm"/>
    </style:style>
    <style:style style:name="gr72" style:family="graphic" style:parent-style-name="standard">
      <style:graphic-properties draw:textarea-horizontal-align="justify" draw:textarea-vertical-align="middle" draw:auto-grow-height="false" fo:min-height="1.325cm" fo:min-width="2.834cm"/>
    </style:style>
    <style:style style:name="gr73" style:family="graphic" style:parent-style-name="standard">
      <style:graphic-properties draw:textarea-horizontal-align="justify" draw:textarea-vertical-align="middle" draw:auto-grow-height="false" fo:min-height="1.25cm" fo:min-width="1.65cm"/>
    </style:style>
    <style:style style:name="gr74" style:family="graphic" style:parent-style-name="standard">
      <style:graphic-properties draw:textarea-horizontal-align="justify" draw:textarea-vertical-align="middle" draw:auto-grow-height="false" fo:min-height="0.884cm" fo:min-width="2.3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>
        <style:tab-stops/>
      </style:paragraph-properties>
    </style:style>
    <style:style style:name="P4" style:family="paragraph">
      <loext:graphic-properties draw:fill="solid" draw:fill-color="#3fbe3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frame draw:style-name="gr1" draw:layer="layout" svg:width="14.582cm" svg:height="1.987cm" svg:x="3.083cm" svg:y="1.2cm">
          <draw:text-box>
            <text:p text:style-name="P1">Tratamento SIGEF</text:p>
          </draw:text-box>
        </draw:frame>
        <draw:custom-shape draw:style-name="gr2" draw:text-style-name="P1" xml:id="id1" draw:id="id1" draw:layer="layout" svg:width="3.7cm" svg:height="2.1cm" svg:x="1.5cm" svg:y="4cm">
          <text:p text:style-name="P1">SIGEF</text:p>
          <text:p text:style-name="P1">acervo</text:p>
          <text:p text:style-name="P1">(A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7cm" svg:height="2.2cm" svg:x="15.1cm" svg:y="3.9cm">
          <text:p text:style-name="P1">Certificados<text:line-break/>Lei 10267/01</text:p>
          <text:p text:style-name="P1">(B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" draw:id="id2" draw:layer="layout" svg:width="4.3cm" svg:height="2.1cm" svg:x="8cm" svg:y="5.9cm">
          <text:p text:style-name="P1">Validar polígon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3.35cm" svg:y1="6.1cm" svg:x2="8cm" svg:y2="6.95cm" draw:start-shape="id1" draw:start-glue-point="8" draw:end-shape="id2" draw:end-glue-point="5" svg:d="M3350 6100v850h4650" svg:viewBox="0 0 4651 851">
          <text:p/>
        </draw:connector>
        <draw:connector draw:style-name="gr5" draw:text-style-name="P2" draw:layer="layout" svg:x1="16.573cm" svg:y1="6.1cm" svg:x2="12.3cm" svg:y2="6.95cm" draw:start-shape="id3" draw:start-glue-point="7" draw:end-shape="id2" draw:end-glue-point="7" svg:d="M16573 6100v850h-4273" svg:viewBox="0 0 4274 851">
          <text:p/>
        </draw:connector>
        <draw:connector draw:style-name="gr5" draw:text-style-name="P2" draw:layer="layout" svg:x1="10.15cm" svg:y1="8cm" svg:x2="10.146cm" svg:y2="9.22cm" draw:start-shape="id2" draw:start-glue-point="6" draw:end-shape="id4" draw:end-glue-point="4" svg:d="M10150 8000v611h-4v609" svg:viewBox="0 0 5 1221">
          <text:p/>
        </draw:connector>
        <draw:custom-shape draw:style-name="gr4" draw:text-style-name="P1" xml:id="id4" draw:id="id4" draw:layer="layout" svg:width="4.3cm" svg:height="2.1cm" svg:x="7.996cm" svg:y="9.22cm">
          <text:p text:style-name="P1">Remover polígonos<text:line-break/>duplicad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4.3cm" svg:height="2.1cm" svg:x="8cm" svg:y="12.5cm">
          <text:p text:style-name="P1">Limpar <text:line-break/>autosobreposição<text:line-break/>prioridade para o <text:line-break/>registro mais nov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0.146cm" svg:y1="11.32cm" svg:x2="10.15cm" svg:y2="12.5cm" draw:start-shape="id4" draw:start-glue-point="6" draw:end-shape="id5" draw:end-glue-point="4" svg:d="M10146 11320v591h4v589" svg:viewBox="0 0 5 1181">
          <text:p/>
        </draw:connector>
        <draw:custom-shape draw:style-name="gr2" draw:text-style-name="P1" xml:id="id7" draw:id="id7" draw:layer="layout" svg:width="3.7cm" svg:height="2.1cm" svg:x="1.5cm" svg:y="15.2cm">
          <text:p text:style-name="P1">SIGEF</text:p>
          <text:p text:style-name="P1">acervo<text:line-break/>limpo (A’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6" draw:id="id6" draw:layer="layout" svg:width="3.7cm" svg:height="2.2cm" svg:x="15.1cm" svg:y="15.1cm">
          <text:p text:style-name="P1">Certificados<text:line-break/>Lei 10267/01<text:line-break/> limpo (B’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12.3cm" svg:y1="13.55cm" svg:x2="16.95cm" svg:y2="15.1cm" draw:start-shape="id5" draw:start-glue-point="7" draw:end-shape="id6" draw:end-glue-point="5" svg:d="M12300 13550h4650v1550" svg:viewBox="0 0 4651 1551">
          <text:p/>
        </draw:connector>
        <draw:connector draw:style-name="gr5" draw:text-style-name="P2" draw:layer="layout" svg:x1="8cm" svg:y1="13.55cm" svg:x2="3.72cm" svg:y2="15.2cm" draw:start-shape="id5" draw:start-glue-point="5" draw:end-shape="id7" draw:end-glue-point="4" svg:d="M8000 13550h-4280v1650" svg:viewBox="0 0 4281 1651">
          <text:p/>
        </draw:connector>
        <draw:connector draw:style-name="gr5" draw:text-style-name="P2" draw:layer="layout" svg:x1="16.573cm" svg:y1="17.3cm" svg:x2="4.25cm" svg:y2="19.5cm" draw:start-shape="id6" draw:start-glue-point="7" draw:end-shape="id8" draw:end-glue-point="4" svg:d="M16573 17300v1101h-12323v1099" svg:viewBox="0 0 12324 2201">
          <text:p/>
        </draw:connector>
        <draw:connector draw:style-name="gr5" draw:text-style-name="P2" draw:layer="layout" svg:x1="3.35cm" svg:y1="17.3cm" svg:x2="4.25cm" svg:y2="19.5cm" draw:start-shape="id7" draw:start-glue-point="8" draw:end-shape="id8" draw:end-glue-point="4" svg:d="M3350 17300v1101h900v1099" svg:viewBox="0 0 901 2201">
          <text:p/>
        </draw:connector>
        <draw:connector draw:style-name="gr6" draw:text-style-name="P2" draw:layer="layout" svg:x1="4.25cm" svg:y1="22.2cm" svg:x2="4.25cm" svg:y2="23.4cm" draw:start-shape="id8" draw:start-glue-point="6" draw:end-shape="id9" svg:d="M4250 22200v1200" svg:viewBox="0 0 1 1201">
          <text:p text:style-name="P1"><text:tab/>Não</text:p>
        </draw:connector>
        <draw:custom-shape draw:style-name="gr7" draw:text-style-name="P1" xml:id="id8" draw:id="id8" draw:layer="layout" svg:width="4.3cm" svg:height="2.7cm" svg:x="2.1cm" svg:y="19.5cm">
          <text:p text:style-name="P1">Tem <text:line-break/>sobreposiçã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xml:id="id9" draw:id="id9" draw:layer="layout" svg:width="3.1cm" svg:height="1.8cm" svg:x="2.7cm" svg:y="23.4cm">
          <text:p text:style-name="P1">A’ <text:s/>∪ B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4.4cm" svg:height="2.7cm" svg:x="8.6cm" svg:y="19.504cm">
          <text:p text:style-name="P1">Data de registro<text:line-break/> A’ &gt; B’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svg:x1="6.4cm" svg:y1="20.85cm" svg:x2="8.6cm" svg:y2="20.854cm" draw:start-shape="id8" draw:start-glue-point="7" draw:end-shape="id10" draw:end-glue-point="5" svg:d="M6400 20850h1101v4h1099" svg:viewBox="0 0 2201 5">
          <text:p text:style-name="P1">Sim<text:line-break/></text:p>
        </draw:connector>
        <draw:custom-shape draw:style-name="gr8" draw:text-style-name="P1" xml:id="id11" draw:id="id11" draw:layer="layout" svg:width="3.1cm" svg:height="1.8cm" svg:x="9.244cm" svg:y="23.4cm">
          <text:p text:style-name="P1">A’ ∪ (B’ - A’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0.8cm" svg:y1="22.204cm" svg:x2="10.794cm" svg:y2="23.4cm" draw:start-shape="id10" draw:start-glue-point="6" draw:end-shape="id11" draw:end-glue-point="4" svg:d="M10800 22204v599h-6v597" svg:viewBox="0 0 7 1197">
          <text:p text:style-name="P1"><text:tab/>Sim</text:p>
        </draw:connector>
        <draw:custom-shape draw:style-name="gr8" draw:text-style-name="P1" xml:id="id12" draw:id="id12" draw:layer="layout" svg:width="3.1cm" svg:height="1.8cm" svg:x="15.2cm" svg:y="23.4cm">
          <text:p text:style-name="P1">B’ ∪ (A’ - B’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3cm" svg:y1="20.854cm" svg:x2="16.75cm" svg:y2="23.4cm" draw:start-shape="id10" draw:start-glue-point="7" draw:end-shape="id12" draw:end-glue-point="4" svg:d="M13000 20854h3750v2546" svg:viewBox="0 0 3751 2547">
          <text:p text:style-name="P1"><text:tab/><text:tab/><text:tab/><text:tab/>Não</text:p>
        </draw:connector>
        <draw:custom-shape draw:style-name="gr10" draw:text-style-name="P1" xml:id="id13" draw:id="id13" draw:layer="layout" svg:width="3.8cm" svg:height="1.8cm" svg:x="8.9cm" svg:y="26.4cm">
          <text:p text:style-name="P1">Resultado<text:line-break/>SIGE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4.25cm" svg:y1="25.2cm" svg:x2="9.28cm" svg:y2="27.3cm" draw:start-shape="id9" draw:start-glue-point="6" draw:end-shape="id13" draw:end-glue-point="6" svg:d="M4250 25200v2100h5030" svg:viewBox="0 0 5031 2101">
          <text:p/>
        </draw:connector>
        <draw:connector draw:style-name="gr5" draw:text-style-name="P2" draw:layer="layout" svg:x1="10.794cm" svg:y1="25.2cm" svg:x2="10.8cm" svg:y2="26.4cm" draw:start-shape="id11" draw:start-glue-point="6" draw:end-shape="id13" draw:end-glue-point="5" svg:d="M10794 25200v601h6v599" svg:viewBox="0 0 7 1201">
          <text:p/>
        </draw:connector>
        <draw:connector draw:style-name="gr5" draw:text-style-name="P2" draw:layer="layout" svg:x1="16.75cm" svg:y1="25.2cm" svg:x2="12.313cm" svg:y2="27.3cm" draw:start-shape="id12" draw:start-glue-point="6" draw:end-shape="id13" draw:end-glue-point="9" svg:d="M16750 25200v2100h-4437" svg:viewBox="0 0 4438 2101">
          <text:p/>
        </draw:connector>
      </draw:page>
      <draw:page draw:name="page2" draw:style-name="dp1" draw:master-page-name="Padrão">
        <draw:frame draw:style-name="gr1" draw:layer="layout" svg:width="14.582cm" svg:height="1.987cm" svg:x="3.083cm" svg:y="1.2cm">
          <draw:text-box>
            <text:p text:style-name="P1">Tratamento SIGEF</text:p>
          </draw:text-box>
        </draw:frame>
        <draw:custom-shape draw:style-name="gr10" draw:text-style-name="P1" xml:id="id14" draw:id="id14" draw:layer="layout" svg:width="3.8cm" svg:height="1.8cm" svg:x="10.974cm" svg:y="6cm">
          <text:p text:style-name="P1">Resultado<text:line-break/>SIGE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" xml:id="id15" draw:id="id15" draw:layer="layout" svg:width="4.452cm" svg:height="2cm" svg:x="10.648cm" svg:y="9.8cm">
          <text:p text:style-name="P1">Área perdida &gt; 95%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12.874cm" svg:y1="7.8cm" svg:x2="12.874cm" svg:y2="9.8cm" draw:start-shape="id14" draw:start-glue-point="8" draw:end-shape="id15" draw:end-glue-point="4" svg:d="M12874 7800v2000" svg:viewBox="0 0 1 2001">
          <text:p/>
        </draw:connector>
        <draw:connector draw:style-name="gr6" draw:text-style-name="P2" draw:layer="layout" svg:x1="10.648cm" svg:y1="10.8cm" svg:x2="8cm" svg:y2="10.798cm" draw:start-shape="id15" draw:start-glue-point="5" draw:end-shape="id16" draw:end-glue-point="7" svg:d="M10648 10800h-1323v-2h-1325" svg:viewBox="0 0 2649 3">
          <text:p text:style-name="P1">Sim</text:p>
          <text:p text:style-name="P1"/>
        </draw:connector>
        <draw:custom-shape draw:style-name="gr12" draw:text-style-name="P1" xml:id="id16" draw:id="id16" draw:layer="layout" svg:width="4.2cm" svg:height="1.491cm" svg:x="3.8cm" svg:y="10.052cm">
          <text:p text:style-name="P1">Remo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7" draw:id="id17" draw:layer="layout" svg:width="5.1cm" svg:height="2.6cm" svg:x="10.3cm" svg:y="14.1cm">
          <text:p text:style-name="P1">Área perdida &lt; 50%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svg:x1="15.1cm" svg:y1="10.8cm" svg:x2="15.4cm" svg:y2="15.4cm" draw:start-shape="id15" draw:start-glue-point="7" draw:end-shape="id17" draw:end-glue-point="7" svg:d="M15100 10800h802v4600h-502" svg:viewBox="0 0 803 4601">
          <text:p text:style-name="P1"><text:tab/><text:tab/>Não</text:p>
        </draw:connector>
        <draw:custom-shape draw:style-name="gr14" draw:text-style-name="P1" xml:id="id18" draw:id="id18" draw:layer="layout" svg:width="4.2cm" svg:height="2.3cm" svg:x="3.2cm" svg:y="14.252cm">
          <text:p text:style-name="P1">SIGEF<text:line-break/>Premi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" xml:id="id19" draw:id="id19" draw:layer="layout" svg:width="4.2cm" svg:height="2.3cm" svg:x="10.326cm" svg:y="19.9cm">
          <text:p text:style-name="P1">SIGEF</text:p>
          <text:p text:style-name="P1">Linh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svg:x1="10.3cm" svg:y1="15.4cm" svg:x2="6.973cm" svg:y2="15.402cm" draw:start-shape="id17" draw:start-glue-point="5" draw:end-shape="id18" draw:end-glue-point="9" svg:d="M10300 15400h-1449v2h-1878" svg:viewBox="0 0 3328 3">
          <text:p text:style-name="P1">Sim</text:p>
          <text:p text:style-name="P1"/>
        </draw:connector>
        <draw:connector draw:style-name="gr6" draw:text-style-name="P2" draw:layer="layout" svg:x1="12.85cm" svg:y1="16.7cm" svg:x2="12.846cm" svg:y2="19.9cm" draw:start-shape="id17" draw:start-glue-point="6" draw:end-shape="id19" draw:end-glue-point="4" svg:d="M12850 16700v1601h-4v1599" svg:viewBox="0 0 5 3201">
          <text:p text:style-name="P1"><text:tab/>Não</text:p>
        </draw:connector>
      </draw:page>
      <draw:page draw:name="page3" draw:style-name="dp1" draw:master-page-name="Padrão">
        <draw:custom-shape draw:style-name="gr15" draw:text-style-name="P1" xml:id="id20" draw:id="id20" draw:layer="layout" svg:width="5.1cm" svg:height="1.9cm" svg:x="6.2cm" svg:y="9.649cm">
          <text:p text:style-name="P1">Fora do BR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26" draw:id="id26" draw:layer="layout" svg:width="3.5cm" svg:height="1.5cm" svg:x="7.004cm" svg:y="4.2cm">
          <text:p text:style-name="P1">CA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7" draw:text-style-name="P2" draw:layer="layout" draw:type="line" svg:x1="11.3cm" svg:y1="10.599cm" svg:x2="13.649cm" svg:y2="10.584cm" draw:start-shape="id20" draw:start-glue-point="7" draw:end-shape="id21" draw:end-glue-point="5" svg:d="M11300 10599l2349-15" svg:viewBox="0 0 2350 16">
          <text:p text:style-name="P1">Sim</text:p>
        </draw:connector>
        <draw:custom-shape draw:style-name="gr18" draw:text-style-name="P1" xml:id="id22" draw:id="id22" draw:layer="layout" svg:width="5cm" svg:height="1.9cm" svg:x="6.251cm" svg:y="13.095cm">
          <text:p text:style-name="P1">Polígono duplicado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4" draw:id="id24" draw:layer="layout" svg:width="5cm" svg:height="2.158cm" svg:x="6.252cm" svg:y="16.762cm">
          <text:p text:style-name="P1">Número do CAR<text:line-break/>duplicado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21" draw:id="id21" draw:layer="layout" svg:width="1.6cm" svg:height="0.9cm" svg:x="13.649cm" svg:y="10.134cm">
          <text:p text:style-name="P1">Apaga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2" draw:layer="layout" draw:type="line" svg:x1="11.251cm" svg:y1="14.045cm" svg:x2="14.049cm" svg:y2="14.05cm" draw:start-shape="id22" draw:start-glue-point="7" draw:end-shape="id23" draw:end-glue-point="5" svg:d="M11251 14045l2798 5" svg:viewBox="0 0 2799 6">
          <text:p text:style-name="P1">Sim</text:p>
        </draw:connector>
        <draw:custom-shape draw:style-name="gr20" draw:text-style-name="P1" xml:id="id23" draw:id="id23" draw:layer="layout" svg:width="1.6cm" svg:height="0.9cm" svg:x="14.049cm" svg:y="13.6cm">
          <text:p text:style-name="P1">Apaga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2" draw:layer="layout" draw:type="line" svg:x1="11.252cm" svg:y1="17.841cm" svg:x2="13.8cm" svg:y2="17.852cm" draw:start-shape="id24" draw:start-glue-point="7" draw:end-shape="id25" draw:end-glue-point="5" svg:d="M11252 17841l2548 11" svg:viewBox="0 0 2549 12">
          <text:p text:style-name="P1">Sim</text:p>
        </draw:connector>
        <draw:custom-shape draw:style-name="gr21" draw:text-style-name="P1" xml:id="id25" draw:id="id25" draw:layer="layout" svg:width="3.46cm" svg:height="1cm" svg:x="13.8cm" svg:y="17.352cm">
          <text:p text:style-name="P1">Manter apenas<text:line-break/>com maior áre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8.75cm" svg:y1="11.549cm" svg:x2="8.751cm" svg:y2="13.095cm" draw:start-shape="id20" draw:start-glue-point="6" draw:end-shape="id22" draw:end-glue-point="4" svg:d="M8750 11549v774h1v772" svg:viewBox="0 0 2 1547">
          <text:p/>
        </draw:connector>
        <draw:connector draw:style-name="gr5" draw:text-style-name="P2" draw:layer="layout" svg:x1="14.449cm" svg:y1="11.034cm" svg:x2="8.751cm" svg:y2="13.095cm" draw:start-shape="id21" draw:start-glue-point="6" draw:end-shape="id22" draw:end-glue-point="4" svg:d="M14449 11034v1031h-5698v1030" svg:viewBox="0 0 5699 2062">
          <text:p/>
        </draw:connector>
        <draw:connector draw:style-name="gr5" draw:text-style-name="P2" draw:layer="layout" svg:x1="8.751cm" svg:y1="14.995cm" svg:x2="8.752cm" svg:y2="16.762cm" draw:start-shape="id22" draw:start-glue-point="6" draw:end-shape="id24" draw:end-glue-point="4" svg:d="M8751 14995v884h1v883" svg:viewBox="0 0 2 1768">
          <text:p/>
        </draw:connector>
        <draw:connector draw:style-name="gr5" draw:text-style-name="P2" draw:layer="layout" svg:x1="14.849cm" svg:y1="14.5cm" svg:x2="8.752cm" svg:y2="16.762cm" draw:start-shape="id23" draw:start-glue-point="6" draw:end-shape="id24" draw:end-glue-point="4" svg:d="M14849 14500v1132h-6097v1130" svg:viewBox="0 0 6098 2263">
          <text:p/>
        </draw:connector>
        <draw:custom-shape draw:style-name="gr22" draw:text-style-name="P1" xml:id="id27" draw:id="id27" draw:layer="layout" svg:width="3.6cm" svg:height="1.4cm" svg:x="6.948cm" svg:y="6.972cm">
          <text:p text:style-name="P1">Validação da<text:line-break/>geometria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8.754cm" svg:y1="5.7cm" svg:x2="8.748cm" svg:y2="6.972cm" draw:start-shape="id26" draw:start-glue-point="8" draw:end-shape="id27" draw:end-glue-point="4" svg:d="M8754 5700v637h-6v635" svg:viewBox="0 0 7 1273">
          <text:p/>
        </draw:connector>
        <draw:connector draw:style-name="gr5" draw:text-style-name="P2" draw:layer="layout" svg:x1="8.748cm" svg:y1="8.372cm" svg:x2="8.75cm" svg:y2="9.649cm" draw:start-shape="id27" draw:start-glue-point="6" draw:end-shape="id20" draw:end-glue-point="4" svg:d="M8748 8372v639h2v638" svg:viewBox="0 0 3 1278">
          <text:p/>
        </draw:connector>
        <draw:frame draw:style-name="gr1" draw:layer="layout" svg:width="14.582cm" svg:height="1.987cm" svg:x="3.083cm" svg:y="1.2cm">
          <draw:text-box>
            <text:p>Limpeza do CAR’</text:p>
          </draw:text-box>
        </draw:frame>
        <draw:custom-shape draw:style-name="gr23" draw:text-style-name="P1" xml:id="id29" draw:id="id29" draw:layer="layout" svg:width="4.8cm" svg:height="1.9cm" svg:x="6.33cm" svg:y="24.065cm">
          <text:p text:style-name="P1">CAR Limpo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4" draw:text-style-name="P2" draw:layer="layout" draw:type="line" svg:x1="8.752cm" svg:y1="18.92cm" svg:x2="8.73cm" svg:y2="20.6cm" draw:start-shape="id24" draw:start-glue-point="6" draw:end-shape="id28" svg:d="M8752 18920l-22 1680" svg:viewBox="0 0 23 1681">
          <text:p/>
        </draw:connector>
        <draw:custom-shape draw:style-name="gr25" draw:text-style-name="P1" xml:id="id28" draw:id="id28" draw:layer="layout" svg:width="3.46cm" svg:height="1.9cm" svg:x="7cm" svg:y="20.6cm">
          <text:p text:style-name="P1">Validação<text:line-break/>manual por<text:line-break/>quadrant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8.73cm" svg:y1="22.5cm" svg:x2="8.73cm" svg:y2="24.065cm" draw:start-shape="id28" draw:start-glue-point="6" draw:end-shape="id29" draw:end-glue-point="5" svg:d="M8730 22500v1565" svg:viewBox="0 0 1 1566">
          <text:p/>
        </draw:connector>
      </draw:page>
      <draw:page draw:name="page4" draw:style-name="dp1" draw:master-page-name="Padrão">
        <draw:frame draw:style-name="gr26" draw:layer="layout" svg:width="18.468cm" svg:height="1.987cm" svg:x="1.142cm" svg:y="1.2cm">
          <draw:text-box>
            <text:p text:style-name="P1">Sobreposição com SIGEF</text:p>
          </draw:text-box>
        </draw:frame>
        <draw:custom-shape draw:style-name="gr27" draw:text-style-name="P1" xml:id="id32" draw:id="id32" draw:layer="layout" svg:width="5.5cm" svg:height="2.2cm" svg:x="12.6cm" svg:y="5.6cm">
          <text:p text:style-name="P1">CAR Limp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7" draw:text-style-name="P1" xml:id="id30" draw:id="id30" draw:layer="layout" svg:width="5.5cm" svg:height="2.2cm" svg:x="3cm" svg:y="5.6cm">
          <text:p text:style-name="P1">SIGE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" xml:id="id31" draw:id="id31" draw:layer="layout" svg:width="6.2cm" svg:height="3.2cm" svg:x="7.2cm" svg:y="9.5cm">
          <text:p text:style-name="P1">Sobreposição<text:line-break/>&gt;<text:line-break/>50%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5.75cm" svg:y1="7.8cm" svg:x2="7.2cm" svg:y2="11.1cm" draw:start-shape="id30" draw:start-glue-point="8" draw:end-shape="id31" draw:end-glue-point="5" svg:d="M5750 7800v3300h1450" svg:viewBox="0 0 1451 3301">
          <text:p/>
        </draw:connector>
        <draw:connector draw:style-name="gr5" draw:text-style-name="P2" draw:layer="layout" svg:x1="14.79cm" svg:y1="7.8cm" svg:x2="13.4cm" svg:y2="11.1cm" draw:start-shape="id32" draw:start-glue-point="7" draw:end-shape="id31" draw:end-glue-point="7" svg:d="M14790 7800v3300h-1390" svg:viewBox="0 0 1391 3301">
          <text:p/>
        </draw:connector>
        <draw:custom-shape draw:style-name="gr29" draw:text-style-name="P1" xml:id="id34" draw:id="id34" draw:layer="layout" svg:width="4.1cm" svg:height="2.3cm" svg:x="13.8cm" svg:y="16cm">
          <text:p text:style-name="P1">Mantém SIGEF <text:line-break/>+ <text:line-break/>(CAR - SIGEF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" xml:id="id33" draw:id="id33" draw:layer="layout" svg:width="4.1cm" svg:height="2.3cm" svg:x="3.3cm" svg:y="16cm">
          <text:p text:style-name="P1">Mantém apenas<text:line-break/>SIGE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svg:x1="10.3cm" svg:y1="12.7cm" svg:x2="5.35cm" svg:y2="16cm" draw:start-shape="id31" draw:start-glue-point="6" draw:end-shape="id33" draw:end-glue-point="4" svg:d="M10300 12700v1651h-4950v1649" svg:viewBox="0 0 4951 3301">
          <text:p text:style-name="P1">Sim</text:p>
          <text:p text:style-name="P1"/>
        </draw:connector>
        <draw:connector draw:style-name="gr6" draw:text-style-name="P2" draw:layer="layout" svg:x1="10.3cm" svg:y1="12.7cm" svg:x2="15.85cm" svg:y2="16cm" draw:start-shape="id31" draw:start-glue-point="6" draw:end-shape="id34" draw:end-glue-point="4" svg:d="M10300 12700v1651h5550v1649" svg:viewBox="0 0 5551 3301">
          <text:p text:style-name="P1">Não<text:line-break/></text:p>
        </draw:connector>
        <draw:custom-shape draw:style-name="gr30" draw:text-style-name="P1" xml:id="id35" draw:id="id35" draw:layer="layout" svg:width="4.615cm" svg:height="2.4cm" svg:x="8.385cm" svg:y="19.4cm">
          <text:p text:style-name="P1">SIGEF<text:line-break/>∪<text:line-break/>CA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5.35cm" svg:y1="18.3cm" svg:x2="8.846cm" svg:y2="20.6cm" draw:start-shape="id33" draw:start-glue-point="6" draw:end-shape="id35" draw:end-glue-point="6" svg:d="M5350 18300v2300h3496" svg:viewBox="0 0 3497 2301">
          <text:p/>
        </draw:connector>
        <draw:connector draw:style-name="gr5" draw:text-style-name="P2" draw:layer="layout" svg:x1="15.85cm" svg:y1="18.3cm" svg:x2="12.53cm" svg:y2="20.6cm" draw:start-shape="id34" draw:start-glue-point="6" draw:end-shape="id35" draw:end-glue-point="9" svg:d="M15850 18300v2300h-3320" svg:viewBox="0 0 3321 2301">
          <text:p/>
        </draw:connector>
      </draw:page>
      <draw:page draw:name="page5" draw:style-name="dp1" draw:master-page-name="Padrão">
        <draw:custom-shape draw:style-name="gr31" draw:text-style-name="P1" xml:id="id36" draw:id="id36" draw:layer="layout" svg:width="4.615cm" svg:height="1.8cm" svg:x="5.685cm" svg:y="2.6cm">
          <text:p text:style-name="P1">CAR limp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1" xml:id="id37" draw:id="id37" draw:layer="layout" svg:width="7.6cm" svg:height="3.4cm" svg:x="4.2cm" svg:y="6cm">
          <text:p text:style-name="P1">CAR (autosobreposição</text:p>
          <text:p text:style-name="P1">+ sobreposição SIGEF) &lt; 5%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7.993cm" svg:y1="4.4cm" svg:x2="8cm" svg:y2="6cm" draw:start-shape="id36" draw:start-glue-point="8" draw:end-shape="id37" draw:end-glue-point="4" svg:d="M7993 4400v801h7v799" svg:viewBox="0 0 8 1601">
          <text:p/>
        </draw:connector>
        <draw:custom-shape draw:style-name="gr33" draw:text-style-name="P1" xml:id="id38" draw:id="id38" draw:layer="layout" svg:width="3.9cm" svg:height="2cm" svg:x="13.5cm" svg:y="6.7cm">
          <text:p text:style-name="P1">CAR<text:line-break/>Premi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svg:x1="11.8cm" svg:y1="7.7cm" svg:x2="13.89cm" svg:y2="7.7cm" draw:start-shape="id37" draw:start-glue-point="7" draw:end-shape="id38" draw:end-glue-point="6" svg:d="M11800 7700h2090" svg:viewBox="0 0 2091 1">
          <text:p text:style-name="P1">Sim</text:p>
          <text:p text:style-name="P1"/>
        </draw:connector>
        <draw:custom-shape draw:style-name="gr34" draw:text-style-name="P1" xml:id="id39" draw:id="id39" draw:layer="layout" svg:width="3.3cm" svg:height="1.9cm" draw:transform="skewX (-0.0226892802759263) translate (2.4cm 11.5cm)">
          <text:p text:style-name="P1">CAR’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svg:x1="8cm" svg:y1="9.4cm" svg:x2="4.05cm" svg:y2="11.5cm" draw:start-shape="id37" draw:start-glue-point="6" draw:end-shape="id39" draw:end-glue-point="5" svg:d="M8000 9400v1051h-3950v1049" svg:viewBox="0 0 3951 2101">
          <text:p text:style-name="P1"><text:line-break/><text:line-break/>Não<text:tab/><text:tab/></text:p>
        </draw:connector>
        <draw:custom-shape draw:style-name="gr35" draw:text-style-name="P1" xml:id="id40" draw:id="id40" draw:layer="layout" svg:width="4.7cm" svg:height="2.14cm" svg:x="8.4cm" svg:y="11.36cm">
          <text:p text:style-name="P1">Autosobreposiçã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5.45cm" svg:y1="8.7cm" svg:x2="10.75cm" svg:y2="11.36cm" draw:start-shape="id38" draw:start-glue-point="8" draw:end-shape="id40" draw:end-glue-point="4" svg:d="M15450 8700v1331h-4700v1329" svg:viewBox="0 0 4701 2661">
          <text:p/>
        </draw:connector>
        <draw:custom-shape draw:style-name="gr36" draw:text-style-name="P1" xml:id="id41" draw:id="id41" draw:layer="layout" svg:width="3.4cm" svg:height="2.6cm" svg:x="9.035cm" svg:y="14.9cm">
          <text:p text:style-name="P1">Diferença em<text:line-break/>um dos CAR<text:line-break/>(prioridade ou <text:line-break/>aleatório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0.75cm" svg:y1="13.5cm" svg:x2="10.735cm" svg:y2="14.9cm" draw:start-shape="id40" draw:end-shape="id41" draw:end-glue-point="4" svg:d="M10750 13500v701h-15v699" svg:viewBox="0 0 16 1401">
          <text:p text:style-name="P1">Sim<text:tab/><text:tab/></text:p>
        </draw:connector>
        <draw:connector draw:style-name="gr5" draw:text-style-name="P2" draw:layer="layout" svg:x1="5.386cm" svg:y1="12.45cm" svg:x2="8.4cm" svg:y2="12.43cm" draw:start-shape="id39" draw:start-glue-point="9" draw:end-shape="id40" svg:d="M5386 12450h1686v-20h1328" svg:viewBox="0 0 3015 21">
          <text:p/>
        </draw:connector>
        <draw:custom-shape draw:style-name="gr37" draw:text-style-name="P1" xml:id="id42" draw:id="id42" draw:layer="layout" svg:width="4.6cm" svg:height="2.7cm" svg:x="8.4cm" svg:y="18.1cm">
          <text:p text:style-name="P1">Sobreposiçã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" xml:id="id43" draw:id="id43" draw:layer="layout" svg:width="4.6cm" svg:height="2.6cm" svg:x="13.6cm" svg:y="22.2cm">
          <text:p text:style-name="P1">CAR Premium</text:p>
          <text:p text:style-name="P1">+</text:p>
          <text:p text:style-name="P1">(CAR’ </text:p>
          <text:p text:style-name="P1">- </text:p>
          <text:p text:style-name="P1">CAR Premium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0.7cm" svg:y1="20.8cm" svg:x2="15.9cm" svg:y2="22.2cm" draw:start-shape="id42" draw:start-glue-point="6" draw:end-shape="id43" draw:end-glue-point="4" svg:d="M10700 20800v701h5200v699" svg:viewBox="0 0 5201 1401">
          <text:p text:style-name="P1">Sim</text:p>
          <text:p text:style-name="P1"/>
        </draw:connector>
        <draw:custom-shape draw:style-name="gr39" draw:text-style-name="P1" xml:id="id44" draw:id="id44" draw:layer="layout" svg:width="4.5cm" svg:height="2.7cm" svg:x="3.2cm" svg:y="22.2cm">
          <text:p text:style-name="P1">CAR Premium</text:p>
          <text:p text:style-name="P1">+</text:p>
          <text:p text:style-name="P1">CAR’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0.7cm" svg:y1="20.8cm" svg:x2="5.45cm" svg:y2="22.2cm" draw:start-shape="id42" draw:start-glue-point="6" draw:end-shape="id44" draw:end-glue-point="4" svg:d="M10700 20800v701h-5250v699" svg:viewBox="0 0 5251 1401">
          <text:p text:style-name="P1">Não</text:p>
          <text:p text:style-name="P1"/>
        </draw:connector>
        <draw:custom-shape draw:style-name="gr40" draw:text-style-name="P1" xml:id="id45" draw:id="id45" draw:layer="layout" svg:width="8.3cm" svg:height="2cm" svg:x="6.6cm" svg:y="26.1cm">
          <text:p text:style-name="P1">(CAR Premium + CAR’) <text:line-break/>sem sobreposiçã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5.45cm" svg:y1="24.9cm" svg:x2="7.43cm" svg:y2="27.1cm" draw:start-shape="id44" draw:start-glue-point="6" draw:end-shape="id45" draw:end-glue-point="6" svg:d="M5450 24900v2200h1980" svg:viewBox="0 0 1981 2201">
          <text:p/>
        </draw:connector>
        <draw:connector draw:style-name="gr5" draw:text-style-name="P2" draw:layer="layout" svg:x1="15.9cm" svg:y1="24.8cm" svg:x2="14.055cm" svg:y2="27.1cm" draw:start-shape="id43" draw:start-glue-point="6" draw:end-shape="id45" draw:end-glue-point="9" svg:d="M15900 24800v2300h-1845" svg:viewBox="0 0 1846 2301">
          <text:p/>
        </draw:connector>
        <draw:custom-shape draw:style-name="gr41" draw:text-style-name="P1" xml:id="id46" draw:id="id46" draw:layer="layout" svg:width="5.1cm" svg:height="2.14cm" svg:x="1.7cm" svg:y="15.16cm">
          <text:p text:style-name="P1">CAR’ sem<text:line-break/>autosobreposiçã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1" draw:text-style-name="P1" xml:id="id47" draw:id="id47" draw:layer="layout" svg:width="5.1cm" svg:height="2.14cm" svg:x="14.2cm" svg:y="15.16cm">
          <text:p text:style-name="P1">CAR premium sem<text:line-break/>autosobreposiçã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9.035cm" svg:y1="16.2cm" svg:x2="6.281cm" svg:y2="16.23cm" draw:start-shape="id41" draw:start-glue-point="5" draw:end-shape="id46" draw:end-glue-point="9" svg:d="M9035 16200h-1117v30h-1637" svg:viewBox="0 0 2755 31">
          <text:p/>
        </draw:connector>
        <draw:connector draw:style-name="gr5" draw:text-style-name="P2" draw:layer="layout" svg:x1="12.435cm" svg:y1="16.2cm" svg:x2="14.71cm" svg:y2="16.23cm" draw:start-shape="id41" draw:start-glue-point="7" draw:end-shape="id47" draw:end-glue-point="6" svg:d="M12435 16200h883v30h1392" svg:viewBox="0 0 2276 31">
          <text:p/>
        </draw:connector>
        <draw:connector draw:style-name="gr5" draw:text-style-name="P2" draw:layer="layout" svg:x1="4.25cm" svg:y1="17.3cm" svg:x2="8.4cm" svg:y2="19.45cm" draw:start-shape="id46" draw:start-glue-point="8" draw:end-shape="id42" draw:end-glue-point="5" svg:d="M4250 17300v2150h4150" svg:viewBox="0 0 4151 2151">
          <text:p/>
        </draw:connector>
        <draw:connector draw:style-name="gr5" draw:text-style-name="P2" draw:layer="layout" svg:x1="16.23cm" svg:y1="17.3cm" svg:x2="13cm" svg:y2="19.45cm" draw:start-shape="id47" draw:start-glue-point="7" draw:end-shape="id42" draw:end-glue-point="7" svg:d="M16230 17300v2150h-3230" svg:viewBox="0 0 3231 2151">
          <text:p/>
        </draw:connector>
      </draw:page>
      <draw:page draw:name="page6" draw:style-name="dp1" draw:master-page-name="Padrão">
        <draw:frame draw:style-name="gr42" draw:text-style-name="P3" draw:layer="layout" svg:width="16.11cm" svg:height="3.723cm" svg:x="2.4cm" svg:y="1.3cm">
          <draw:text-box>
            <text:p text:style-name="P3">Mesclar CAR <text:line-break/>descaracterizado</text:p>
          </draw:text-box>
        </draw:frame>
        <draw:custom-shape draw:style-name="gr43" draw:text-style-name="P1" xml:id="id48" draw:id="id48" draw:layer="layout" svg:width="7cm" svg:height="3.9cm" svg:x="6.747cm" svg:y="8cm">
          <text:p text:style-name="P1">Perda de área &gt; 50%<text:line-break/>ou</text:p>
          <text:p text:style-name="P1">IC &lt; 0.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xml:id="id49" draw:id="id49" draw:layer="layout" svg:width="4.5cm" svg:height="1.5cm" svg:x="2.2cm" svg:y="13.5cm">
          <text:p text:style-name="P1">Pré consolidado<text:line-break/>(A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5" draw:text-style-name="P2" draw:layer="layout" svg:x1="10.247cm" svg:y1="11.9cm" svg:x2="4.9cm" svg:y2="13.5cm" draw:start-shape="id48" draw:start-glue-point="6" draw:end-shape="id49" draw:end-glue-point="4" svg:d="M10247 11900v801h-5347v799" svg:viewBox="0 0 5348 1601">
          <text:p text:style-name="P1">Não</text:p>
        </draw:connector>
        <draw:custom-shape draw:style-name="gr46" draw:text-style-name="P1" xml:id="id50" draw:id="id50" draw:layer="layout" svg:width="4.8cm" svg:height="1.5cm" svg:x="13cm" svg:y="13.5cm">
          <text:p text:style-name="P1">Não consolidado</text:p>
          <text:p text:style-name="P1">(B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5" draw:text-style-name="P2" draw:layer="layout" draw:line-skew="0.25cm" svg:x1="10.247cm" svg:y1="11.9cm" svg:x2="15.4cm" svg:y2="13.5cm" draw:end-shape="id50" draw:end-glue-point="5" svg:d="M10247 11900v800h5153v800" svg:viewBox="0 0 5154 1601">
          <text:p text:style-name="P1">Sim</text:p>
        </draw:connector>
        <draw:custom-shape draw:style-name="gr47" draw:text-style-name="P1" xml:id="id51" draw:id="id51" draw:layer="layout" svg:width="5.2cm" svg:height="3.412cm" svg:x="7.2cm" svg:y="15.8cm">
          <text:p text:style-name="P1">Existe apenas<text:line-break/>um polígono de<text:line-break/>B que toca A?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3.48cm" svg:y1="14.25cm" svg:x2="9.8cm" svg:y2="15.8cm" draw:start-shape="id50" draw:start-glue-point="6" draw:end-shape="id51" draw:end-glue-point="4" svg:d="M13480 14250h-3680v1550" svg:viewBox="0 0 3681 1551">
          <text:p/>
        </draw:connector>
        <draw:connector draw:style-name="gr5" draw:text-style-name="P2" draw:layer="layout" svg:x1="6.242cm" svg:y1="14.25cm" svg:x2="9.8cm" svg:y2="15.8cm" draw:start-shape="id49" draw:start-glue-point="9" draw:end-shape="id51" draw:end-glue-point="4" svg:d="M6242 14250h3558v1550" svg:viewBox="0 0 3559 1551">
          <text:p/>
        </draw:connector>
        <draw:custom-shape draw:style-name="gr48" draw:text-style-name="P1" xml:id="id52" draw:id="id52" draw:layer="layout" svg:width="4cm" svg:height="1.5cm" svg:x="14.3cm" svg:y="16.765cm">
          <text:p text:style-name="P1">Junta polígono <text:line-break/>de B em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2" draw:layer="layout" svg:x1="12.4cm" svg:y1="17.506cm" svg:x2="14.3cm" svg:y2="17.515cm" draw:start-shape="id51" draw:start-glue-point="7" draw:end-shape="id52" draw:end-glue-point="5" svg:d="M12400 17506h951v9h949" svg:viewBox="0 0 1901 10">
          <text:p text:style-name="P1">Sim</text:p>
        </draw:connector>
        <draw:connector draw:style-name="gr50" draw:text-style-name="P2" draw:layer="layout" svg:x1="9.8cm" svg:y1="19.212cm" svg:x2="14.8cm" svg:y2="23.8cm" draw:start-shape="id51" draw:start-glue-point="6" draw:end-shape="id53" draw:end-glue-point="4" svg:d="M9800 19212v2295h5000v2293" svg:viewBox="0 0 5001 4589">
          <text:p text:style-name="P1">Não</text:p>
          <text:p text:style-name="P1"/>
        </draw:connector>
        <draw:custom-shape draw:style-name="gr51" draw:text-style-name="P1" xml:id="id53" draw:id="id53" draw:layer="layout" svg:width="6.4cm" svg:height="2.1cm" svg:x="11.6cm" svg:y="23.8cm">
          <text:p text:style-name="P1">Junta polígono B<text:line-break/>no A cuja linha for mais<text:line-break/>comprid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1" xml:id="id55" draw:id="id55" draw:layer="layout" svg:width="3.4cm" svg:height="2.3cm" svg:x="14.1cm" svg:y="5.5cm">
          <text:p text:style-name="P1">Explode <text:line-break/>“Multipolygon”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8.249cm" svg:y1="6.65cm" svg:x2="14.1cm" svg:y2="6.65cm" draw:start-shape="id54" draw:start-glue-point="9" draw:end-shape="id55" draw:end-glue-point="5" svg:d="M8249 6650h5851" svg:viewBox="0 0 5852 1">
          <text:p/>
        </draw:connector>
        <draw:connector draw:style-name="gr5" draw:text-style-name="P2" draw:layer="layout" svg:x1="15.8cm" svg:y1="7.8cm" svg:x2="13.747cm" svg:y2="9.95cm" draw:start-shape="id55" draw:start-glue-point="6" draw:end-shape="id48" draw:end-glue-point="7" svg:d="M15800 7800v2150h-2053" svg:viewBox="0 0 2054 2151">
          <text:p/>
        </draw:connector>
        <draw:custom-shape draw:style-name="gr53" draw:text-style-name="P1" xml:id="id56" draw:id="id56" draw:layer="layout" svg:width="4.3cm" svg:height="3.7cm" svg:x="4.1cm" svg:y="20.5cm">
          <text:p text:style-name="P1">Ainda tem <text:line-break/>polígono a ser</text:p>
          <text:p text:style-name="P1">consolidad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svg:x1="6.25cm" svg:y1="20.5cm" svg:x2="7.2cm" svg:y2="17.506cm" draw:start-shape="id56" draw:start-glue-point="4" draw:end-shape="id51" draw:end-glue-point="5" svg:d="M6250 20500v-2994h950" svg:viewBox="0 0 951 2995">
          <text:p text:style-name="P1">Sim</text:p>
        </draw:connector>
        <draw:connector draw:style-name="gr5" draw:text-style-name="P2" draw:layer="layout" svg:x1="11.6cm" svg:y1="24.85cm" svg:x2="6.25cm" svg:y2="24.2cm" draw:start-shape="id53" draw:start-glue-point="5" draw:end-shape="id56" draw:end-glue-point="6" svg:d="M11600 24850h-5350v-650" svg:viewBox="0 0 5351 651">
          <text:p/>
        </draw:connector>
        <draw:custom-shape draw:style-name="gr54" draw:text-style-name="P1" xml:id="id57" draw:id="id57" draw:layer="layout" svg:width="1.1cm" svg:height="1.1cm" svg:x="2cm" svg:y="23.9cm">
          <text:p text:style-name="P1">Fi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draw:layer="layout" svg:x1="4.1cm" svg:y1="22.35cm" svg:x2="2.55cm" svg:y2="23.9cm" draw:start-shape="id56" draw:start-glue-point="5" draw:end-shape="id57" draw:end-glue-point="4" svg:d="M4100 22350h-1550v1550" svg:viewBox="0 0 1551 1551">
          <text:p text:style-name="P1">Não</text:p>
        </draw:connector>
        <draw:custom-shape draw:style-name="gr55" draw:text-style-name="P1" xml:id="id54" draw:id="id54" draw:layer="layout" svg:width="6.4cm" svg:height="2.1cm" svg:x="2.5cm" svg:y="5.6cm">
          <text:p text:style-name="P1">CAR’<text:line-break/>sem sobreposiçã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  <draw:page draw:name="page7" draw:style-name="dp1" draw:master-page-name="Padrão">
        <draw:frame draw:style-name="gr56" draw:text-style-name="P3" draw:layer="layout" svg:width="17.177cm" svg:height="3.723cm" svg:x="1.868cm" svg:y="1.301cm">
          <draw:text-box>
            <text:p text:style-name="P3">Agregação das diversas<text:line-break/>bases</text:p>
          </draw:text-box>
        </draw:frame>
        <draw:custom-shape draw:style-name="gr57" draw:text-style-name="P4" xml:id="id58" draw:id="id58" draw:layer="layout" svg:width="0.6cm" svg:height="0.6cm" svg:x="10cm" svg:y="7cm">
          <text:p text:style-name="P1">Iní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8" draw:text-style-name="P1" xml:id="id59" draw:id="id59" draw:layer="layout" svg:width="5.4cm" svg:height="1.7cm" svg:x="7.588cm" svg:y="9.1cm">
          <text:p text:style-name="P1">Camada de<text:line-break/>menor prioridad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10.3cm" svg:y1="7.6cm" svg:x2="10.288cm" svg:y2="9.1cm" draw:start-shape="id58" draw:start-glue-point="8" draw:end-shape="id59" svg:d="M10300 7600v751h-12v749" svg:viewBox="0 0 13 1501">
          <text:p/>
        </draw:connector>
        <draw:custom-shape draw:style-name="gr59" draw:text-style-name="P1" xml:id="id60" draw:id="id60" draw:layer="layout" svg:width="4.8cm" svg:height="1.6cm" svg:x="14.7cm" svg:y="12.8cm">
          <text:p text:style-name="P1">Camada <text:line-break/>resultado <text:line-break/>(R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10.288cm" svg:y1="10.8cm" svg:x2="17.1cm" svg:y2="12.8cm" draw:start-shape="id59" draw:start-glue-point="8" draw:end-shape="id60" draw:end-glue-point="5" svg:d="M10288 10800v1001h6812v999" svg:viewBox="0 0 6813 2001">
          <text:p/>
        </draw:connector>
        <draw:custom-shape draw:style-name="gr60" draw:text-style-name="P1" xml:id="id65" draw:id="id65" draw:layer="layout" svg:width="5.968cm" svg:height="1.6cm" svg:x="13.38cm" svg:y="22.8cm">
          <text:p text:style-name="P1">Próxima camada<text:line-break/>menos prioritária <text:line-break/>(K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" xml:id="id61" draw:id="id61" draw:layer="layout" svg:width="4.3cm" svg:height="1.8cm" svg:x="5cm" svg:y="16.156cm">
          <text:p text:style-name="P1">Apaga sobreposição<text:line-break/>R - 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xml:id="id62" draw:id="id62" draw:layer="layout" svg:width="5.3cm" svg:height="2cm" svg:x="7.4cm" svg:y="12.6cm">
          <text:p text:style-name="P1">Cálculo da área perdida </text:p>
          <text:p text:style-name="P1">(anterior – nova)</text:p>
          <text:p text:style-name="P1">marcando para qual<text:line-break/>camada perdeu á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9.3cm" svg:y1="17.056cm" svg:x2="10.05cm" svg:y2="14.6cm" draw:start-shape="id61" draw:start-glue-point="1" draw:end-shape="id62" draw:end-glue-point="2" svg:d="M9300 17056h750v-2456" svg:viewBox="0 0 751 2457">
          <text:p/>
        </draw:connector>
        <draw:connector draw:style-name="gr5" draw:text-style-name="P2" draw:layer="layout" svg:x1="12.7cm" svg:y1="13.6cm" svg:x2="15.3cm" svg:y2="13.6cm" draw:start-shape="id62" draw:start-glue-point="1" draw:end-shape="id60" draw:end-glue-point="9" svg:d="M12700 13600h2600" svg:viewBox="0 0 2601 1">
          <text:p/>
        </draw:connector>
        <draw:custom-shape draw:style-name="gr63" draw:text-style-name="P1" xml:id="id66" draw:id="id66" draw:layer="layout" svg:width="4.1cm" svg:height="1.5cm" svg:x="11.9cm" svg:y="15.9cm">
          <text:p text:style-name="P1">Adiciona feições<text:line-break/>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" xml:id="id64" draw:id="id64" draw:layer="layout" svg:width="4.6cm" svg:height="2.9cm" svg:x="8.248cm" svg:y="18.652cm">
          <text:p text:style-name="P1">Tem intersecção<text:line-break/>entre R e 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7.1cm" svg:y1="14.4cm" svg:x2="17.1cm" svg:y2="19.3cm" draw:start-shape="id60" draw:start-glue-point="8" draw:end-shape="id63" svg:d="M17100 14400v4900" svg:viewBox="0 0 1 4901">
          <text:p/>
        </draw:connector>
        <draw:connector draw:style-name="gr65" draw:text-style-name="P2" draw:layer="layout" svg:x1="8.248cm" svg:y1="20.102cm" svg:x2="7.15cm" svg:y2="17.956cm" draw:start-shape="id64" draw:start-glue-point="5" draw:end-shape="id61" draw:end-glue-point="2" svg:d="M8248 20102h-1098v-2146" svg:viewBox="0 0 1099 2147">
          <text:p text:style-name="P1">Sim</text:p>
        </draw:connector>
        <draw:custom-shape draw:style-name="gr66" draw:text-style-name="P1" xml:id="id63" draw:id="id63" draw:layer="layout" svg:width="4.6cm" svg:height="1.6cm" svg:x="14.8cm" svg:y="19.3cm">
          <text:p text:style-name="P1">Pega próxima <text:line-break/>camada<text:line-break/>menos prioritár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7.1cm" svg:y1="20.9cm" svg:x2="17.11cm" svg:y2="22.8cm" draw:start-shape="id63" draw:end-shape="id65" draw:end-glue-point="4" svg:d="M17100 20900v951h10v949" svg:viewBox="0 0 11 1901">
          <text:p/>
        </draw:connector>
        <draw:connector draw:style-name="gr5" draw:text-style-name="P2" draw:layer="layout" svg:x1="14.8cm" svg:y1="20.1cm" svg:x2="12.848cm" svg:y2="20.102cm" draw:start-shape="id63" draw:start-glue-point="3" draw:end-shape="id64" draw:end-glue-point="7" svg:d="M14800 20100h-975v2h-977" svg:viewBox="0 0 1953 3">
          <text:p/>
        </draw:connector>
        <draw:connector draw:style-name="gr5" draw:text-style-name="P2" draw:layer="layout" svg:x1="16cm" svg:y1="16.65cm" svg:x2="16.5cm" svg:y2="14.4cm" draw:start-shape="id66" draw:start-glue-point="1" draw:end-shape="id60" draw:end-glue-point="7" svg:d="M16000 16650h502v-1499h-2v-751" svg:viewBox="0 0 503 2251">
          <text:p/>
        </draw:connector>
        <draw:connector draw:style-name="gr5" draw:text-style-name="P2" draw:layer="layout" svg:x1="14.8cm" svg:y1="20.1cm" svg:x2="13.95cm" svg:y2="17.4cm" draw:start-shape="id63" draw:start-glue-point="3" draw:end-shape="id66" draw:end-glue-point="2" svg:d="M14800 20100h-850v-2700" svg:viewBox="0 0 851 2701">
          <text:p/>
        </draw:connector>
        <draw:frame draw:style-name="gr67" draw:text-style-name="P5" draw:layer="layout" svg:width="5.8cm" svg:height="11.627cm" svg:x="1.4cm" svg:y="4.169cm">
          <draw:text-box>
            <text:p>Campos:</text:p>
            <text:list text:style-name="L2">
              <text:list-item>
                <text:p>Id</text:p>
              </text:list-item>
              <text:list-item>
                <text:p>Classe de propriedade:</text:p>
                <text:list>
                  <text:list-item>
                    <text:p>PC</text:p>
                  </text:list-item>
                  <text:list-item>
                    <text:p>PL</text:p>
                  </text:list-item>
                  <text:list-item>
                    <text:p>NP</text:p>
                  </text:list-item>
                </text:list>
              </text:list-item>
              <text:list-item>
                <text:p>Sub classe</text:p>
                <text:list>
                  <text:list-item>
                    <text:p><text:s text:c="2"/>ML</text:p>
                  </text:list-item>
                  <text:list-item>
                    <text:p><text:s text:c="2"/>TI</text:p>
                  </text:list-item>
                  <text:list-item>
                    <text:p><text:s text:c="2"/>UCPI</text:p>
                  </text:list-item>
                  <text:list-item>
                    <text:p><text:s text:c="2"/>UCUS</text:p>
                  </text:list-item>
                  <text:list-item>
                    <text:p><text:s text:c="2"/>INCRA</text:p>
                  </text:list-item>
                  <text:list-item>
                    <text:p><text:s text:c="2"/>ARU</text:p>
                  </text:list-item>
                  <text:list-item>
                    <text:p><text:s text:c="2"/>QL</text:p>
                  </text:list-item>
                  <text:list-item>
                    <text:p><text:s text:c="2"/>COM</text:p>
                  </text:list-item>
                  <text:list-item>
                    <text:p><text:s text:c="2"/>CAR</text:p>
                  </text:list-item>
                  <text:list-item>
                    <text:p><text:s text:c="2"/>ND</text:p>
                  </text:list-item>
                  <text:list-item>
                    <text:p><text:s text:c="2"/>URB</text:p>
                  </text:list-item>
                  <text:list-item>
                    <text:p><text:s/>TRANS</text:p>
                  </text:list-item>
                  <text:list-item>
                    <text:p><text:s/>AG</text:p>
                  </text:list-item>
                </text:list>
              </text:list-item>
              <text:list-item>
                <text:p>Área original</text:p>
              </text:list-item>
              <text:list-item>
                <text:p>Área final</text:p>
              </text:list-item>
              <text:list-item>
                <text:p>Área perdida para cada sub classe</text:p>
              </text:list-item>
            </text:list>
          </draw:text-box>
        </draw:frame>
      </draw:page>
      <draw:page draw:name="page8" draw:style-name="dp1" draw:master-page-name="Padrão">
        <draw:frame draw:style-name="gr68" draw:text-style-name="P3" draw:layer="layout" svg:width="16.11cm" svg:height="1.987cm" svg:x="2.402cm" svg:y="1.302cm">
          <draw:text-box>
            <text:p text:style-name="P3">Limpeza final</text:p>
          </draw:text-box>
        </draw:frame>
        <draw:custom-shape draw:style-name="gr69" draw:text-style-name="P1" xml:id="id67" draw:id="id67" draw:layer="layout" svg:width="4.5cm" svg:height="3.2cm" svg:x="8.3cm" svg:y="7.3cm">
          <text:p text:style-name="P1">Perda de <text:line-break/>área &gt; 50%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4" draw:text-style-name="P1" xml:id="id68" draw:id="id68" draw:layer="layout" svg:width="4.5cm" svg:height="1.5cm" svg:x="2.601cm" svg:y="12.901cm">
          <text:p text:style-name="P1">Pré consolidado<text:line-break/>(A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5" draw:text-style-name="P2" draw:layer="layout" svg:x1="10.55cm" svg:y1="10.5cm" svg:x2="5.301cm" svg:y2="12.901cm" draw:start-shape="id67" draw:start-glue-point="6" draw:end-shape="id68" draw:end-glue-point="4" svg:d="M10550 10500v1201h-5249v1200" svg:viewBox="0 0 5250 2402">
          <text:p text:style-name="P1">Não</text:p>
        </draw:connector>
        <draw:custom-shape draw:style-name="gr44" draw:text-style-name="P1" xml:id="id69" draw:id="id69" draw:layer="layout" svg:width="4.5cm" svg:height="1.5cm" svg:x="13.401cm" svg:y="12.901cm">
          <text:p text:style-name="P1">A juntar </text:p>
          <text:p text:style-name="P1">(B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5" draw:text-style-name="P2" draw:layer="layout" svg:x1="10.55cm" svg:y1="10.5cm" svg:x2="15.651cm" svg:y2="12.901cm" draw:start-shape="id67" draw:start-glue-point="6" draw:end-shape="id69" draw:end-glue-point="5" svg:d="M10550 10500v1201h5101v1200" svg:viewBox="0 0 5102 2402">
          <text:p text:style-name="P1">Sim</text:p>
        </draw:connector>
        <draw:connector draw:style-name="gr5" draw:text-style-name="P2" draw:layer="layout" svg:x1="13.851cm" svg:y1="13.651cm" svg:x2="9.9cm" svg:y2="15.9cm" draw:start-shape="id69" draw:start-glue-point="6" draw:end-shape="id70" draw:end-glue-point="4" svg:d="M13851 13651h-3951v2249" svg:viewBox="0 0 3952 2250">
          <text:p/>
        </draw:connector>
        <draw:connector draw:style-name="gr5" draw:text-style-name="P2" draw:layer="layout" svg:x1="6.643cm" svg:y1="13.651cm" svg:x2="9.9cm" svg:y2="15.9cm" draw:start-shape="id68" draw:start-glue-point="9" draw:end-shape="id70" draw:end-glue-point="4" svg:d="M6643 13651h3257v2249" svg:viewBox="0 0 3258 2250">
          <text:p/>
        </draw:connector>
        <draw:custom-shape draw:style-name="gr70" draw:text-style-name="P1" xml:id="id71" draw:id="id71" draw:layer="layout" svg:width="6.7cm" svg:height="1.7cm" svg:x="7.2cm" svg:y="3.9cm">
          <text:p text:style-name="P1">Nas propriedades<text:line-break/>privadas (classe PR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10.55cm" svg:y1="5.6cm" svg:x2="10.55cm" svg:y2="7.3cm" draw:start-shape="id71" draw:start-glue-point="6" draw:end-shape="id67" draw:end-glue-point="4" svg:d="M10550 5600v1700" svg:viewBox="0 0 1 1701">
          <text:p/>
        </draw:connector>
        <draw:custom-shape draw:style-name="gr47" draw:text-style-name="P1" xml:id="id70" draw:id="id70" draw:layer="layout" svg:width="5.2cm" svg:height="3.412cm" svg:x="7.3cm" svg:y="15.9cm">
          <text:p text:style-name="P1">Existe apenas<text:line-break/>um polígono de<text:line-break/>B que toca A?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" xml:id="id72" draw:id="id72" draw:layer="layout" svg:width="4cm" svg:height="1.5cm" svg:x="14.2cm" svg:y="16.871cm">
          <text:p text:style-name="P1">Junta polígono <text:line-break/>de B em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2" draw:layer="layout" svg:x1="12.5cm" svg:y1="17.606cm" svg:x2="14.2cm" svg:y2="17.621cm" draw:start-shape="id70" draw:start-glue-point="7" draw:end-shape="id72" draw:end-glue-point="5" svg:d="M12500 17606h851v15h849" svg:viewBox="0 0 1701 16">
          <text:p text:style-name="P1">Sim</text:p>
        </draw:connector>
        <draw:custom-shape draw:style-name="gr71" draw:text-style-name="P1" xml:id="id73" draw:id="id73" draw:layer="layout" svg:width="3.7cm" svg:height="2.565cm" svg:x="14.85cm" svg:y="20.635cm">
          <text:p text:style-name="P1">Pega nós dos<text:line-break/>polígonos B a até<text:line-break/> 20m de distância<text:line-break/>dos polígonos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0" draw:text-style-name="P2" draw:layer="layout" svg:x1="9.9cm" svg:y1="19.312cm" svg:x2="14.85cm" svg:y2="21.918cm" draw:start-shape="id70" draw:start-glue-point="6" draw:end-shape="id73" draw:end-glue-point="5" svg:d="M9900 19312v2606h4950" svg:viewBox="0 0 4951 2607">
          <text:p text:style-name="P1">Não</text:p>
        </draw:connector>
        <draw:custom-shape draw:style-name="gr72" draw:text-style-name="P1" xml:id="id74" draw:id="id74" draw:layer="layout" svg:width="3.6cm" svg:height="1.7cm" svg:x="10.6cm" svg:y="23.2cm">
          <text:p text:style-name="P1">Faz linha<text:line-break/>ligando os nó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16.7cm" svg:y1="23.2cm" svg:x2="14.2cm" svg:y2="24.05cm" draw:start-shape="id73" draw:start-glue-point="6" draw:end-shape="id74" draw:end-glue-point="7" svg:d="M16700 23200v850h-2500" svg:viewBox="0 0 2501 851">
          <text:p/>
        </draw:connector>
        <draw:custom-shape draw:style-name="gr51" draw:text-style-name="P1" xml:id="id75" draw:id="id75" draw:layer="layout" svg:width="6.4cm" svg:height="2.1cm" svg:x="9.2cm" svg:y="25.8cm">
          <text:p text:style-name="P1">Junta polígono B<text:line-break/>no A cuja linha for mais<text:line-break/>comprid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12.4cm" svg:y1="24.9cm" svg:x2="12.4cm" svg:y2="25.8cm" draw:start-shape="id74" draw:start-glue-point="6" draw:end-shape="id75" draw:end-glue-point="4" svg:d="M12400 24900v900" svg:viewBox="0 0 1 901">
          <text:p/>
        </draw:connector>
        <draw:custom-shape draw:style-name="gr73" draw:text-style-name="P1" xml:id="id76" draw:id="id76" draw:layer="layout" svg:width="4.3cm" svg:height="3cm" svg:x="4.3cm" svg:y="21.3cm">
          <text:p text:style-name="P1">Ainda tem <text:line-break/>polígono a <text:line-break/>junta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svg:x1="6.45cm" svg:y1="21.3cm" svg:x2="7.3cm" svg:y2="17.606cm" draw:start-shape="id76" draw:start-glue-point="4" draw:end-shape="id70" draw:end-glue-point="5" svg:d="M6450 21300v-3694h850" svg:viewBox="0 0 851 3695">
          <text:p text:style-name="P1">Sim</text:p>
        </draw:connector>
        <draw:connector draw:style-name="gr5" draw:text-style-name="P2" draw:layer="layout" svg:x1="9.2cm" svg:y1="26.85cm" svg:x2="6.45cm" svg:y2="24.3cm" draw:start-shape="id75" draw:start-glue-point="5" draw:end-shape="id76" draw:end-glue-point="6" svg:d="M9200 26850h-2750v-2550" svg:viewBox="0 0 2751 2551">
          <text:p/>
        </draw:connector>
        <draw:connector draw:style-name="gr6" draw:text-style-name="P2" draw:layer="layout" svg:x1="4.3cm" svg:y1="22.8cm" svg:x2="3.5cm" svg:y2="25.1cm" draw:start-shape="id76" draw:start-glue-point="5" draw:end-shape="id77" draw:end-glue-point="5" svg:d="M4300 22800h-800v2300" svg:viewBox="0 0 801 2301">
          <text:p text:style-name="P1"><text:s text:c="2"/>Não</text:p>
        </draw:connector>
        <draw:custom-shape draw:style-name="gr74" draw:text-style-name="P1" xml:id="id77" draw:id="id77" draw:layer="layout" svg:width="4.6cm" svg:height="1.8cm" svg:x="1.2cm" svg:y="25.1cm">
          <text:p text:style-name="P1">Malha<text:line-break/>conheci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6:59:32.410000000</meta:creation-date>
    <dc:date>2018-03-13T15:04:27.008000000</dc:date>
    <meta:editing-duration>P5DT6H45M5S</meta:editing-duration>
    <meta:editing-cycles>42</meta:editing-cycles>
    <meta:generator>LibreOffice/5.4.3.2$Windows_X86_64 LibreOffice_project/92a7159f7e4af62137622921e809f8546db437e5</meta:generator>
    <meta:document-statistic meta:object-count="169"/>
  </office:meta>
</office:document-meta>
</file>